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615cm" fo:min-width="2.41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1.40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7.998cm" svg:height="1.737cm" svg:x="1.4cm" svg:y="0.462cm" presentation:class="title" presentation:user-transformed="true">
          <draw:text-box>
            <text:p>Alur Redux</text:p>
          </draw:text-box>
        </draw:frame>
        <draw:custom-shape draw:style-name="gr1" draw:text-style-name="P1" draw:layer="layout" svg:width="2.91cm" svg:height="1.865cm" svg:x="2.032cm" svg:y="3.726cm">
          <text:p text:style-name="P1">Event</text:p>
          <text:p text:style-name="P1">App.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1cm" svg:height="1.865cm" svg:x="7.006cm" svg:y="3.726cm">
          <text:p text:style-name="P1">Action.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1cm" svg:height="1.865cm" svg:x="11.898cm" svg:y="3.726cm">
          <text:p text:style-name="P1">Action</text:p>
          <text:p text:style-name="P1">Types.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1cm" svg:height="1.865cm" svg:x="2.032cm" svg:y="6.796cm">
          <text:p text:style-name="P1">Index.js</text:p>
          <text:p text:style-name="P1">(Provid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1cm" svg:height="1.865cm" svg:x="2.032cm" svg:y="10.019cm">
          <text:p text:style-name="P1">Configure</text:p>
          <text:p text:style-name="P1">Store.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1cm" svg:height="1.865cm" svg:x="2.032cm" svg:y="13.126cm">
          <text:p text:style-name="P1">Reducer.j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42cm" svg:y1="4.572cm" svg:x2="7.006cm" svg:y2="4.572cm">
          <text:p/>
        </draw:line>
        <draw:line draw:style-name="gr2" draw:text-style-name="P2" draw:layer="layout" svg:x1="9.916cm" svg:y1="4.626cm" svg:x2="11.898cm" svg:y2="4.626cm">
          <text:p/>
        </draw:line>
        <draw:line draw:style-name="gr2" draw:text-style-name="P2" draw:layer="layout" svg:x1="4.064cm" svg:y1="5.591cm" svg:x2="4.064cm" svg:y2="6.796cm">
          <text:p/>
        </draw:line>
        <draw:line draw:style-name="gr2" draw:text-style-name="P2" draw:layer="layout" svg:x1="4.064cm" svg:y1="8.661cm" svg:x2="4.064cm" svg:y2="10.019cm">
          <text:p/>
        </draw:line>
        <draw:line draw:style-name="gr2" draw:text-style-name="P2" draw:layer="layout" svg:x1="4.064cm" svg:y1="11.884cm" svg:x2="4.064cm" svg:y2="13.126cm">
          <text:p/>
        </draw:line>
        <draw:line draw:style-name="gr2" draw:text-style-name="P2" draw:layer="layout" svg:x1="2.54cm" svg:y1="13.126cm" svg:x2="2.54cm" svg:y2="11.884cm">
          <text:p/>
        </draw:line>
        <draw:line draw:style-name="gr2" draw:text-style-name="P2" draw:layer="layout" svg:x1="2.54cm" svg:y1="10.019cm" svg:x2="2.54cm" svg:y2="8.661cm">
          <text:p/>
        </draw:line>
        <draw:line draw:style-name="gr2" draw:text-style-name="P2" draw:layer="layout" svg:x1="2.54cm" svg:y1="6.796cm" svg:x2="2.54cm" svg:y2="5.591cm">
          <text:p/>
        </draw:line>
        <draw:line draw:style-name="gr3" draw:text-style-name="P2" draw:layer="layout" svg:x1="13.462cm" svg:y1="3.726cm" svg:x2="13.462cm" svg:y2="2.794cm">
          <text:p/>
        </draw:line>
        <draw:line draw:style-name="gr3" draw:text-style-name="P2" draw:layer="layout" svg:x1="13.462cm" svg:y1="2.794cm" svg:x2="4.064cm" svg:y2="2.794cm">
          <text:p/>
        </draw:line>
        <draw:line draw:style-name="gr2" draw:text-style-name="P2" draw:layer="layout" svg:x1="4.102cm" svg:y1="2.794cm" svg:x2="4.102cm" svg:y2="3.81cm">
          <text:p/>
        </draw:line>
        <draw:frame draw:style-name="gr4" draw:text-style-name="P3" draw:layer="layout" svg:width="0.853cm" svg:height="0.962cm" svg:x="5.335cm" svg:y="3.81cm">
          <draw:text-box>
            <text:p>1</text:p>
          </draw:text-box>
        </draw:frame>
        <draw:frame draw:style-name="gr4" draw:text-style-name="P3" draw:layer="layout" svg:width="0.853cm" svg:height="0.962cm" svg:x="7.735cm" svg:y="2.01cm">
          <draw:text-box>
            <text:p>3</text:p>
          </draw:text-box>
        </draw:frame>
        <draw:frame draw:style-name="gr4" draw:text-style-name="P3" draw:layer="layout" svg:width="0.853cm" svg:height="0.962cm" svg:x="4.135cm" svg:y="5.61cm">
          <draw:text-box>
            <text:p>4</text:p>
          </draw:text-box>
        </draw:frame>
        <draw:frame draw:style-name="gr4" draw:text-style-name="P3" draw:layer="layout" svg:width="0.853cm" svg:height="0.962cm" svg:x="4.135cm" svg:y="8.71cm">
          <draw:text-box>
            <text:p>5</text:p>
          </draw:text-box>
        </draw:frame>
        <draw:frame draw:style-name="gr4" draw:text-style-name="P3" draw:layer="layout" svg:width="0.853cm" svg:height="0.962cm" svg:x="10.414cm" svg:y="3.896cm">
          <draw:text-box>
            <text:p>2</text:p>
          </draw:text-box>
        </draw:frame>
        <draw:frame draw:style-name="gr4" draw:text-style-name="P3" draw:layer="layout" svg:width="0.853cm" svg:height="0.962cm" svg:x="4.135cm" svg:y="11.91cm">
          <draw:text-box>
            <text:p>6</text:p>
          </draw:text-box>
        </draw:frame>
        <draw:frame draw:style-name="gr4" draw:text-style-name="P3" draw:layer="layout" svg:width="0.853cm" svg:height="0.962cm" svg:x="1.635cm" svg:y="12.01cm">
          <draw:text-box>
            <text:p>7</text:p>
          </draw:text-box>
        </draw:frame>
        <draw:frame draw:style-name="gr4" draw:text-style-name="P3" draw:layer="layout" svg:width="0.853cm" svg:height="0.962cm" svg:x="1.635cm" svg:y="8.71cm">
          <draw:text-box>
            <text:p>8</text:p>
          </draw:text-box>
        </draw:frame>
        <draw:frame draw:style-name="gr4" draw:text-style-name="P3" draw:layer="layout" svg:width="0.853cm" svg:height="0.962cm" svg:x="1.735cm" svg:y="5.61cm">
          <draw:text-box>
            <text:p>9</text:p>
          </draw:text-box>
        </draw:frame>
        <draw:frame draw:style-name="gr4" draw:text-style-name="P3" draw:layer="layout" svg:width="11.356cm" svg:height="6.65cm" svg:x="11.684cm" svg:y="8.128cm">
          <draw:text-box>
            <text:p>1. Function Button increase / decrease</text:p>
            <text:p>2. Type increase / decrease</text:p>
            <text:p>3. Dispatch increase / decrease</text:p>
            <text:p>4. create provider store</text:p>
            <text:p>5. create store reducer</text:p>
            <text:p>6. initialState increase / decrease</text:p>
            <text:p>7. import reducer</text:p>
            <text:p>8. import store</text:p>
            <text:p>9. value mapStateToProps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9T07:05:01.023743448</meta:creation-date>
    <dc:date>2019-10-29T07:27:56.547304714</dc:date>
    <meta:editing-duration>PT1M31S</meta:editing-duration>
    <meta:editing-cycles>2</meta:editing-cycles>
    <meta:generator>LibreOffice/6.3.2.2$Linux_X86_64 LibreOffice_project/30$Build-2</meta:generator>
    <meta:document-statistic meta:object-count="51"/>
  </office:meta>
</office:document-meta>
</file>